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Mono" fo:font-weight="bold" style:font-weight-asian="bold" style:font-weight-complex="bold"/>
    </style:style>
    <style:style style:name="P2" style:parent-style-name="Standard" style:family="paragraph">
      <style:text-properties style:font-name="Liberation Mono" fo:font-weight="bold" style:font-weight-asian="bold" style:font-weight-complex="bold"/>
    </style:style>
    <style:style style:name="P3" style:parent-style-name="Standard" style:family="paragraph">
      <style:text-properties style:font-name="Liberation Mono" fo:font-weight="bold" style:font-weight-asian="bold" style:font-weight-complex="bold"/>
    </style:style>
    <style:style style:name="T4" style:parent-style-name="SourceText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/>
    </style:style>
    <style:style style:name="T6" style:parent-style-name="SourceText" style:family="text">
      <style:text-properties fo:font-size="10pt" style:font-size-asian="10pt" style:font-size-complex="10pt"/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T8" style:parent-style-name="SourceText" style:family="text">
      <style:text-properties fo:font-size="10pt" style:font-size-asian="10pt" style:font-size-complex="10pt"/>
    </style:style>
    <style:style style:name="T9" style:parent-style-name="SourceText" style:family="text">
      <style:text-properties fo:font-size="10pt" style:font-size-asian="10pt" style:font-size-complex="10pt"/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T11" style:parent-style-name="SourceText" style:family="text">
      <style:text-properties fo:font-size="10pt" style:font-size-asian="10pt" style:font-size-complex="10pt"/>
    </style:style>
    <style:style style:name="T12" style:parent-style-name="Fuentedepárrafopredeter." style:family="text">
      <style:text-properties fo:font-size="10pt" style:font-size-asian="10pt" style:font-size-complex="10pt"/>
    </style:style>
    <style:style style:name="T13" style:parent-style-name="SourceText" style:family="text">
      <style:text-properties fo:font-size="10pt" style:font-size-asian="10pt" style:font-size-complex="10pt"/>
    </style:style>
    <style:style style:name="T14" style:parent-style-name="SourceText" style:family="text">
      <style:text-properties fo:font-size="10pt" style:font-size-asian="10pt" style:font-size-complex="10pt"/>
    </style:style>
    <style:style style:name="T15" style:parent-style-name="Fuentedepárrafopredeter." style:family="text">
      <style:text-properties fo:font-size="10pt" style:font-size-asian="10pt" style:font-size-complex="10pt"/>
    </style:style>
    <style:style style:name="T16" style:parent-style-name="SourceText" style:family="text">
      <style:text-properties fo:font-size="10pt" style:font-size-asian="10pt" style:font-size-complex="10pt"/>
    </style:style>
    <style:style style:name="T17" style:parent-style-name="SourceText" style:family="text">
      <style:text-properties fo:font-size="10pt" style:font-size-asian="10pt" style:font-size-complex="10pt"/>
    </style:style>
    <style:style style:name="T18" style:parent-style-name="Fuentedepárrafopredeter." style:family="text">
      <style:text-properties fo:font-size="10pt" style:font-size-asian="10pt" style:font-size-complex="10pt"/>
    </style:style>
    <style:style style:name="T19" style:parent-style-name="SourceText" style:family="text">
      <style:text-properties fo:font-size="10pt" style:font-size-asian="10pt" style:font-size-complex="10pt"/>
    </style:style>
    <style:style style:name="T20" style:parent-style-name="Fuentedepárrafopredeter." style:family="text">
      <style:text-properties fo:font-size="10pt" style:font-size-asian="10pt" style:font-size-complex="10pt"/>
    </style:style>
    <style:style style:name="T21" style:parent-style-name="SourceText" style:family="text">
      <style:text-properties fo:font-size="10pt" style:font-size-asian="10pt" style:font-size-complex="10pt"/>
    </style:style>
    <style:style style:name="T22" style:parent-style-name="Fuentedepárrafopredeter." style:family="text">
      <style:text-properties fo:font-size="10pt" style:font-size-asian="10pt" style:font-size-complex="10pt"/>
    </style:style>
    <style:style style:name="T23" style:parent-style-name="SourceText" style:family="text">
      <style:text-properties fo:font-size="10pt" style:font-size-asian="10pt" style:font-size-complex="10pt"/>
    </style:style>
    <style:style style:name="T24" style:parent-style-name="SourceText" style:family="text">
      <style:text-properties fo:font-size="10pt" style:font-size-asian="10pt" style:font-size-complex="10pt"/>
    </style:style>
    <style:style style:name="T25" style:parent-style-name="Fuentedepárrafopredeter." style:family="text">
      <style:text-properties fo:font-size="10pt" style:font-size-asian="10pt" style:font-size-complex="10pt"/>
    </style:style>
    <style:style style:name="T26" style:parent-style-name="SourceText" style:family="text">
      <style:text-properties fo:font-size="10pt" style:font-size-asian="10pt" style:font-size-complex="10pt"/>
    </style:style>
    <style:style style:name="T27" style:parent-style-name="Fuentedepárrafopredeter." style:family="text">
      <style:text-properties fo:font-size="10pt" style:font-size-asian="10pt" style:font-size-complex="10pt"/>
    </style:style>
    <style:style style:name="T28" style:parent-style-name="SourceText" style:family="text">
      <style:text-properties fo:font-size="10pt" style:font-size-asian="10pt" style:font-size-complex="10pt"/>
    </style:style>
    <style:style style:name="T29" style:parent-style-name="SourceText" style:family="text">
      <style:text-properties fo:font-size="10pt" style:font-size-asian="10pt" style:font-size-complex="10pt"/>
    </style:style>
    <style:style style:name="T30" style:parent-style-name="SourceText" style:family="text">
      <style:text-properties fo:font-size="10pt" style:font-size-asian="10pt" style:font-size-complex="10pt"/>
    </style:style>
    <style:style style:name="T31" style:parent-style-name="SourceText" style:family="text">
      <style:text-properties fo:font-size="10pt" style:font-size-asian="10pt" style:font-size-complex="10pt"/>
    </style:style>
    <style:style style:name="P32" style:parent-style-name="Standard" style:family="paragraph">
      <style:text-properties fo:font-size="10pt" style:font-size-asian="10pt" style:font-size-complex="10pt"/>
    </style:style>
    <style:style style:name="T33" style:parent-style-name="SourceText" style:family="text">
      <style:text-properties fo:font-weight="bold" style:font-weight-asian="bold" style:font-weight-complex="bold"/>
    </style:style>
    <style:style style:name="T34" style:parent-style-name="SourceText" style:family="text">
      <style:text-properties fo:font-size="10pt" style:font-size-asian="10pt" style:font-size-complex="10pt"/>
    </style:style>
    <style:style style:name="T35" style:parent-style-name="SourceText" style:family="text">
      <style:text-properties fo:font-size="10pt" style:font-size-asian="10pt" style:font-size-complex="10pt"/>
    </style:style>
    <style:style style:name="T36" style:parent-style-name="SourceText" style:family="text">
      <style:text-properties fo:font-size="10pt" style:font-size-asian="10pt" style:font-size-complex="10pt"/>
    </style:style>
    <style:style style:name="P37" style:parent-style-name="PreformattedText" style:family="paragraph">
      <style:paragraph-properties fo:margin-bottom="0.1965in"/>
    </style:style>
    <style:style style:name="P38" style:parent-style-name="Standard" style:family="paragraph">
      <style:text-properties style:font-name="Liberation Mono" fo:font-weight="bold" style:font-weight-asian="bold" style:font-weight-complex="bold"/>
    </style:style>
    <style:style style:name="T39" style:parent-style-name="SourceTex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SourceTex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SourceText" style:family="text">
      <style:text-properties fo:font-size="10pt" style:font-size-asian="10pt" style:font-size-complex="10pt"/>
    </style:style>
    <style:style style:name="T42" style:parent-style-name="SourceText" style:family="text">
      <style:text-properties fo:font-size="10pt" style:font-size-asian="10pt" style:font-size-complex="10pt"/>
    </style:style>
    <style:style style:name="P43" style:parent-style-name="Standard" style:family="paragraph">
      <style:paragraph-properties fo:widows="0" fo:orphans="0" fo:line-height="115%" fo:background-color="#FFFFFF"/>
    </style:style>
    <style:style style:name="T44" style:parent-style-name="SourceText" style:family="text">
      <style:text-properties style:font-name-asian="Arial" style:font-name-complex="Arial" fo:color="#000000" fo:font-size="10pt" style:font-size-asian="10pt" style:font-size-complex="10pt" fo:background-color="#FFFFFF"/>
    </style:style>
    <style:style style:name="P45" style:parent-style-name="Standard" style:family="paragraph">
      <style:paragraph-properties fo:widows="0" fo:orphans="0" fo:line-height="115%" fo:background-color="#FFFFFF"/>
    </style:style>
    <style:style style:name="T46" style:parent-style-name="SourceText" style:family="text">
      <style:text-properties style:font-name-asian="Arial" style:font-name-complex="Arial" fo:color="#000000" fo:font-size="10pt" style:font-size-asian="10pt" style:font-size-complex="10pt" fo:background-color="#FFFFFF"/>
    </style:style>
    <style:style style:name="P47" style:parent-style-name="Standard" style:family="paragraph">
      <style:paragraph-properties fo:widows="0" fo:orphans="0" fo:line-height="115%" fo:background-color="#FFFFFF"/>
    </style:style>
    <style:style style:name="P48" style:parent-style-name="Standard" style:family="paragraph">
      <style:paragraph-properties fo:widows="0" fo:orphans="0" fo:line-height="115%" fo:background-color="#FFFFFF"/>
    </style:style>
    <style:style style:name="T49" style:parent-style-name="SourceText" style:family="text">
      <style:text-properties style:font-name-asian="Arial" style:font-name-complex="Arial" fo:color="#000000" fo:font-size="10pt" style:font-size-asian="10pt" style:font-size-complex="10pt" fo:background-color="#FFFFFF"/>
    </style:style>
    <style:style style:name="P50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51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Tutorial instalación ONOS / MININET / LINC-OE</text:p>
      <text:p text:style-name="P2"/>
      <text:p text:style-name="P3">Requisitos previos</text:p>
      <text:p text:style-name="Standard"/>
      <text:p text:style-name="Standard"><text:span text:style-name="T4">sudo</text:span><text:span text:style-name="T5"><text:s/></text:span><text:span text:style-name="T6">apt-get install</text:span><text:span text:style-name="T7"><text:s/></text:span><text:span text:style-name="T8">software-properties-common -y &amp;&amp; \</text:span></text:p>
      <text:p text:style-name="Standard"><text:span text:style-name="T9">sudo</text:span><text:span text:style-name="T10"><text:s/></text:span><text:span text:style-name="T11">add-apt-repository ppa:webupd8team/java</text:span><text:span text:style-name="T12"><text:s/></text:span><text:span text:style-name="T13">-y &amp;&amp; \</text:span></text:p>
      <text:p text:style-name="Standard"><text:span text:style-name="T14">sudo</text:span><text:span text:style-name="T15"><text:s/></text:span><text:span text:style-name="T16">apt-get update &amp;&amp; \</text:span></text:p>
      <text:p text:style-name="Standard"><text:span text:style-name="T17">echo</text:span><text:span text:style-name="T18"><text:s/></text:span><text:span text:style-name="T19">"oracle-java8-installer shared/accepted-oracle-license-v1-1 select true"</text:span><text:span text:style-name="T20"><text:s/></text:span><text:span text:style-name="T21">| sudo</text:span><text:span text:style-name="T22"><text:s/></text:span><text:span text:style-name="T23">debconf-set-selections &amp;&amp; \</text:span></text:p>
      <text:p text:style-name="Standard"><text:span text:style-name="T24">sudo</text:span><text:span text:style-name="T25"><text:s/></text:span><text:span text:style-name="T26">apt-get install</text:span><text:span text:style-name="T27"><text:s/></text:span><text:span text:style-name="T28">oracle-java8-installer oracle-java8-set-default -y</text:span></text:p>
      <text:p text:style-name="Standard"/>
      <text:p text:style-name="Standard"><text:span text:style-name="T29">sudo apt-get install git zip curl python</text:span></text:p>
      <text:p text:style-name="Standard"/>
      <text:p text:style-name="Standard"><text:span text:style-name="T30">sudo apt</text:span><text:span text:style-name="T31">-get install erlang</text:span></text:p>
      <text:p text:style-name="P32"/>
      <text:p text:style-name="PreformattedText"><text:span text:style-name="SourceText">sudo apt-get install gcc wget make autoconf openssl libssl1.0.0 libssl-dev libncurses5 libncurses5-dev</text:span></text:p>
      <text:p text:style-name="PreformattedText"/>
      <text:p text:style-name="PreformattedText"><text:span text:style-name="SourceText">sudo apt-get install git-core bridge-utils libpcap0.8 libpcap-dev libcap2-bin uml-utilities</text:span></text:p>
      <text:p text:style-name="PreformattedText"/>
      <text:p text:style-name="Standard"><text:span text:style-name="T33">Instalación Bazel</text:span></text:p>
      <text:p text:style-name="Standard"/>
      <text:p text:style-name="Standard"><text:span text:style-name="T34">Descargar la ultima</text:span><text:span text:style-name="T35"><text:s/>versión de Bazel (bazel-&lt;version&gt;-installer-linux-x86_64.sh) de<text:s/></text:span><text:a xlink:href="https://github.com/bazelbuild/bazel/releases" office:target-frame-name="_top" xlink:show="replace"><text:span text:style-name="T36">https://github.com/bazelbuild/bazel/releases</text:span></text:a></text:p>
      <text:p text:style-name="Standard"/>
      <text:p text:style-name="PreformattedText"><text:span text:style-name="SourceText">chmod +x bazel-&lt;version&gt;-installer-linux-x86_64.sh</text:span></text:p>
      <text:p text:style-name="P37"><text:span text:style-name="SourceText">./bazel-&lt;version&gt;-installer-linux-x86_64.sh --user</text:span></text:p>
      <text:p text:style-name="PreformattedText"><text:span text:style-name="SourceText">export PATH="$PATH:$HOME/bin"</text:span></text:p>
      <text:p text:style-name="PreformattedText"/>
      <text:p text:style-name="PreformattedText"/>
      <text:p text:style-name="P38">Instalación LINC-OE</text:p>
      <text:p text:style-name="PreformattedText"/>
      <text:p text:style-name="PreformattedText"><text:span text:style-name="SourceText">Descargar el archivo sources file (IMPORTANTE: USAR LA RELEASE R17) de<text:s/></text:span><text:a xlink:href="http://www.erlang.org/downloads" office:target-frame-name="_top" xlink:show="replace"><text:span text:style-name="SourceText">http://www.erlang.org/downloads</text:span></text:a><text:span text:style-name="SourceText"><text:s/></text:span><text:span text:style-name="SourceText">y extraerlo.</text:span></text:p>
      <text:p text:style-name="PreformattedText"/>
      <text:p text:style-name="PreformattedText"><text:span text:style-name="SourceText">Acceder al directorio extraido y ejecutar los siguientes comandos:</text:span></text:p>
      <text:p text:style-name="PreformattedText"/>
      <text:p text:style-name="PreformattedText"><text:span text:style-name="SourceText">sudo ./configure</text:span></text:p>
      <text:p text:style-name="PreformattedText"><text:span text:style-name="SourceText">sudo make</text:span></text:p>
      <text:p text:style-name="PreformattedText"><text:span text:style-name="SourceText">sudo make install</text:span></text:p>
      <text:p text:style-name="PreformattedText"/>
      <text:p text:style-name="PreformattedText"><text:span text:style-name="SourceText">Volver al directorio raiz y ejecutar los siguientes comandos:</text:span></text:p>
      <text:p text:style-name="PreformattedText"/>
      <text:p text:style-name="PreformattedText"><text:span text:style-name="SourceText">git clone<text:s/></text:span><text:a xlink:href="https://github.com/shivarammysore/LINC-Switch.git" office:target-frame-name="_top" xlink:show="replace"><text:span text:style-name="Hipervínculo">https://github.com/</text:span></text:a><text:a xlink:href="https://github.com/shivarammysore/LINC-Switch.git" office:target-frame-name="_top" xlink:show="replace"><text:span text:style-name="Hipervínculo">FlowForwarding</text:span></text:a><text:a xlink:href="https://github.com/shivarammysore/LINC-Switch.git" office:target-frame-name="_top" xlink:show="replace"><text:span text:style-name="Hipervínculo">/LINC-</text:span></text:a><text:a xlink:href="https://github.com/shivarammysore/LINC-Switch.git" office:target-frame-name="_top" xlink:show="replace"><text:span text:style-name="SourceText">c</text:span></text:a>onfig-generator.git</text:p>
      <text:p text:style-name="PreformattedText">cd LINC-config-generator</text:p>
      <text:p text:style-name="PreformattedText">cd priv/* .</text:p>
      <text:p text:style-name="PreformattedText"/>
      <text:p text:style-name="PreformattedText">Antes de seguir, el archivo sys.config.template hay que dejarlo vacío, sin caracteres.</text:p>
      <text:p text:style-name="PreformattedText"/>
      <text:p text:style-name="PreformattedText"><text:span text:style-name="SourceText">sudo make</text:span></text:p>
      <text:p text:style-name="PreformattedText"/>
      <text:p text:style-name="PreformattedText"><text:span text:style-name="SourceText">git clone<text:s/></text:span><text:a xlink:href="https://github.com/shivarammysore/LINC-Switch.git" office:target-frame-name="_top" xlink:show="replace"><text:span text:style-name="Hipervínculo">https://github.com/</text:span></text:a><text:a xlink:href="https://github.com/shivarammysore/LINC-Switch.git" office:target-frame-name="_top" xlink:show="replace"><text:span text:style-name="Hipervínculo">FlowForwarding</text:span></text:a><text:a xlink:href="https://github.com/shivarammysore/LINC-Switch.git" office:target-frame-name="_top" xlink:show="replace"><text:span text:style-name="Hipervínculo">/LINC-Switch.git</text:span></text:a><text:span text:style-name="SourceText"><text:s/>linc-oe</text:span></text:p>
      <text:p text:style-name="PreformattedText">cd linc-oe</text:p>
      <text:soft-page-break/>
      <text:p text:style-name="PreformattedText">sudo make</text:p>
      <text:p text:style-name="PreformattedText"/>
      <text:p text:style-name="PreformattedText">Nota: si el comando anterior falla porque no existe el archivo sys.config, ejecutar el siguiente comando:</text:p>
      <text:p text:style-name="PreformattedText"/>
      <text:p text:style-name="PreformattedText">cp rel/files/sys.config.orig rel/files/sys.config</text:p>
      <text:p text:style-name="PreformattedText"/>
      <text:p text:style-name="PreformattedText">ejecutar de nuevo sudo make</text:p>
      <text:p text:style-name="PreformattedText"/>
      <text:p text:style-name="PreformattedText"/>
      <text:p text:style-name="PreformattedText"/>
      <text:p text:style-name="PreformattedText"><text:span text:style-name="T39">Instalación Mininet</text:span></text:p>
      <text:p text:style-name="PreformattedText"/>
      <text:p text:style-name="PreformattedText"><text:span text:style-name="SourceText">sudo apt-get install mininet</text:span></text:p>
      <text:p text:style-name="PreformattedText"/>
      <text:p text:style-name="PreformattedText"><text:span text:style-name="T40">Instalación ONOS</text:span></text:p>
      <text:p text:style-name="PreformattedText"/>
      <text:p text:style-name="PreformattedText"><text:span text:style-name="SourceText">sudo git clone https://gerrit</text:span><text:a xlink:href="https://wiki.onosproject.org/display/ONOS/.onosproject.org" office:target-frame-name="_top" xlink:show="replace"><text:span text:style-name="SourceText">.onosproject.org</text:span></text:a><text:span text:style-name="SourceText">/onos</text:span></text:p>
      <text:p text:style-name="PreformattedText"><text:span text:style-name="SourceText">cd onos</text:span></text:p>
      <text:p text:style-name="PreformattedText"><text:span text:style-name="SourceText">export ONOS_ROOT=$(pwd)</text:span></text:p>
      <text:p text:style-name="Standard"><text:span text:style-name="T41">source $ONOS_ROOT/tools/dev/</text:span><text:span text:style-name="T42">bash_profile</text:span></text:p>
      <text:p text:style-name="Standard"/>
      <text:p text:style-name="P43"><text:span text:style-name="T44">bazel build onos</text:span></text:p>
      <text:p text:style-name="P45"><text:span text:style-name="T46">bazel run onos-local</text:span></text:p>
      <text:p text:style-name="P47"/>
      <text:p text:style-name="P48"><text:span text:style-name="T49">Nota: si no funcionan los dos últimos comandos por problema de permisos, reinstalar bazel como root, y ejecutar de nuevo estos dos comandos como root también.</text:span></text:p>
      <text:p text:style-name="PreformattedText"/>
      <text:p text:style-name="PreformattedText"/>
      <text:p text:style-name="P50">Ejecución red IP sobre Óptica</text:p>
      <text:p text:style-name="P51"/>
      <text:p text:style-name="PreformattedText">cd<text:s/>onos/tools/test/topos</text:p>
      <text:p text:style-name="PreformattedText">sudo -E python opticalTest.py</text:p>
      <text:p text:style-name="PreformattedText"/>
      <text:p text:style-name="PreformattedText">Ejecutando estos comandos, una red de 6 nodos IP sobre 10 nodos ópticos aparecerá en ONOS. Los 6 nodos IP serán emulados por Mininet, mientras que los 10 nodos ópticos serán emulados por linc-oe.</text:p>
      <text:p text:style-name="PreformattedText"/>
      <text:p text:style-name="PreformattedText"/>
      <text:p text:style-name="PreformattedText"/>
      <text:p text:style-name="PreformattedText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ÉSAR FRANCISCO SAN NICOLÁS MARTÍNEZ</dc:creator>
    <meta:creation-date>2018-10-15T12:26:00Z</meta:creation-date>
    <dc:date>2018-10-24T07:21:00Z</dc:date>
    <meta:template xlink:href="Normal" xlink:type="simple"/>
    <meta:editing-cycles>31</meta:editing-cycles>
    <meta:editing-duration>PT93660S</meta:editing-duration>
    <meta:document-statistic meta:page-count="2" meta:paragraph-count="6" meta:word-count="473" meta:character-count="3071" meta:row-count="21" meta:non-whitespace-character-count="2604"/>
  </office:meta>
</office:document-meta>
</file>